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9.3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187.55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359.69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FH34SRJ-6S-0.5SH(50) (Touch)</text:p>
          </table:table-cell>
          <table:table-cell table:formula="of:=LEN([.A2])-LEN(SUBSTITUTE([.A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DC,125</text:p>
          </table:table-cell>
          <table:table-cell table:formula="of:=LEN([.A3])-LEN(SUBSTITUTE([.A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YD5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mouser.com/ProductDetail/Microchip-Technology-Micrel/MIC5365-28YD5-TR?qs=sGAEpiMZZMsGz1a6aV8DcNranXV84HMLsFpgqlLqvEI%3d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2041119-1 (mPCIe)</text:p>
          </table:table-cell>
          <table:table-cell table:formula="of:=LEN([.A5])-LEN(SUBSTITUTE([.A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office:value-type="string" calcext:value-type="string">
            <text:p>https://octopart.com/search?q=2041119-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X6T1G</text:p>
          </table:table-cell>
          <table:table-cell table:formula="of:=LEN([.A6])-LEN(SUBSTITUTE([.A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mouser.com/ProductDetail/ON-Semiconductor/NUP5120X6T1G?qs=ZXBb0xZ9WeCd0en2UlUvIA%3D%3D</text:p>
          </table:table-cell>
          <table:table-cell office:value-type="string" calcext:value-type="string">
            <text:p>https://octopart.com/search?q=NUP5120X6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GV,125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mouser.com/ProductDetail/Nexperia/74LVC1G86GV125?qs=sGAEpiMZZMtMa9lbYwD6ZKUVY3zpSJbeKasMyTmLJUE%3d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FH26-39S-0.3SHW (DSI)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-AYMT-TR</text:p>
          </table:table-cell>
          <table:table-cell table:formula="of:=LEN([.A9])-LEN(SUBSTITUTE([.A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11])-LEN(SUBSTITUTE([.A1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12])-LEN(SUBSTITUTE([.A1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14])-LEN(SUBSTITUTE([.A14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16])-LEN(SUBSTITUTE([.A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18])-LEN(SUBSTITUTE([.A18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9])-LEN(SUBSTITUTE([.A1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20])-LEN(SUBSTITUTE([.A20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21])-LEN(SUBSTITUTE([.A2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23])-LEN(SUBSTITUTE([.A23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24])-LEN(SUBSTITUTE([.A2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25])-LEN(SUBSTITUTE([.A25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3, R104, R107, R108, R109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28])-LEN(SUBSTITUTE([.A28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5, R220</text:p>
          </table:table-cell>
          <table:table-cell office:value-type="string" calcext:value-type="string">
            <text:p>10k</text:p>
          </table:table-cell>
          <table:table-cell table:formula="of:=LEN([.A29])-LEN(SUBSTITUTE([.A2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30])-LEN(SUBSTITUTE([.A3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33])-LEN(SUBSTITUTE([.A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34])-LEN(SUBSTITUTE([.A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35])-LEN(SUBSTITUTE([.A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37])-LEN(SUBSTITUTE([.A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38])-LEN(SUBSTITUTE([.A38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9])-LEN(SUBSTITUTE([.A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40])-LEN(SUBSTITUTE([.A4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41])-LEN(SUBSTITUTE([.A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44])-LEN(SUBSTITUTE([.A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9])-LEN(SUBSTITUTE([.A4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50])-LEN(SUBSTITUTE([.A5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51])-LEN(SUBSTITUTE([.A5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52])-LEN(SUBSTITUTE([.A52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54])-LEN(SUBSTITUTE([.A5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57])-LEN(SUBSTITUTE([.A5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9])-LEN(SUBSTITUTE([.A59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62])-LEN(SUBSTITUTE([.A62];&quot;,&quot;;&quot;&quot;))+1" office:value-type="float" office:value="87" calcext:value-type="float">
            <text:p>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63])-LEN(SUBSTITUTE([.A6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64])-LEN(SUBSTITUTE([.A64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8, C447, C457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65])-LEN(SUBSTITUTE([.A65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67])-LEN(SUBSTITUTE([.A6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8])-LEN(SUBSTITUTE([.A6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9])-LEN(SUBSTITUTE([.A69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70])-LEN(SUBSTITUTE([.A70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ERTJ1VG103FA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CL10B154KA8NNNC (150nF)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C1608X5R1E106M080AC (10uF)</text:p>
          </table:table-cell>
          <table:table-cell table:formula="of:=LEN([.A75])-LEN(SUBSTITUTE([.A7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CL10A226MP8NUNE (22uF)</text:p>
          </table:table-cell>
          <table:table-cell table:formula="of:=LEN([.A76])-LEN(SUBSTITUTE([.A76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TLNS227M004R3000 (220uF)</text:p>
          </table:table-cell>
          <table:table-cell table:formula="of:=LEN([.A77])-LEN(SUBSTITUTE([.A7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54, C455, C1505, C1503, C1502, C1821, C1822</text:p>
          </table:table-cell>
          <table:table-cell office:value-type="string" calcext:value-type="string">
            <text:p>TPSD227K010R0100 (220uF)</text:p>
          </table:table-cell>
          <table:table-cell table:formula="of:=LEN([.A78])-LEN(SUBSTITUTE([.A78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HLP2020BZER1R0M11 (1uH)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XAL4020-102MEC (1uH)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XAL5030-222 (2.2uH)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LPS4018-222MRB (2.2uH)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LQH32CN220K (22uH)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CIG22L4R7MNE (4.7uH)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85])-LEN(SUBSTITUTE([.A85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86])-LEN(SUBSTITUTE([.A86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-10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LT1G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00L</text:p>
          </table:table-cell>
          <table:table-cell table:formula="of:=LEN([.A92])-LEN(SUBSTITUTE([.A92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ST1G</text:p>
          </table:table-cell>
          <table:table-cell table:formula="of:=LEN([.A93])-LEN(SUBSTITUTE([.A93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ST5G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LTST-C190GKT (Green)</text:p>
          </table:table-cell>
          <table:table-cell table:formula="of:=LEN([.A98])-LEN(SUBSTITUTE([.A9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LTST-C171KRKT (Red)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-7</text:p>
          </table:table-cell>
          <table:table-cell table:formula="of:=LEN([.A100])-LEN(SUBSTITUTE([.A10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101])-LEN(SUBSTITUTE([.A10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LT1G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103])-LEN(SUBSTITUTE([.A10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GF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GF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SN74LVC1G332DCKR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SN74AUP2G08DCUR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ASN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-AL1A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CA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ZNI-12G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,115</text:p>
          </table:table-cell>
          <table:table-cell table:formula="of:=LEN([.A117])-LEN(SUBSTITUTE([.A11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GR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AAF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20])-LEN(SUBSTITUTE([.A1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21])-LEN(SUBSTITUTE([.A1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ZSP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XNLA3R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DCKR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M3OE-H5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ECS-120-12-36-AGN-TR (12MHz)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403C35D25M00000 (25MHz)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5])-LEN(SUBSTITUTE([.A1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B3U-3000PM (SW_Push)</text:p>
          </table:table-cell>
          <table:table-cell table:formula="of:=LEN([.A137])-LEN(SUBSTITUTE([.A13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508MS-SP11-WP-R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742PBJ-A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MDT180E03001 (M.2_Key_E)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SCHA4B0419 (Micro_SD)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SF56S006V4BR2000 (Micro_SIM_Card)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AXT530124 (CSI)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1010027182 (Smart_Card)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CONUFL001-SMD-T (U.FL)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RECE-20449-001E-01 (MHF4)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12401598E4#2A (USB_C)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2001-1-2-21-00-BK (Mini-HDMI)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1.25T-1-2AW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936263006 (RJ45)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 (SJ-43515TS)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string" calcext:value-type="string">
            <text:p>BHC-18650-1P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DF40HC(4.0)-80DS-0.4V(51)</text:p>
          </table:table-cell>
          <table:table-cell table:formula="of:=LEN([.A153])-LEN(SUBSTITUTE([.A15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BY0820Z021L20 (Motor)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C08725-B5SA-E (OV5640_Camera)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JH057N00900 (LCD)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RS9116 (WifiBTCard)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SIM7100 (ModemCard)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raft I.MX8M SoM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4])-LEN(SUBSTITUTE([.A16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5])-LEN(SUBSTITUTE([.A16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6])-LEN(SUBSTITUTE([.A16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67])-LEN(SUBSTITUTE([.A1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 (PREC006SAAN-RC)</text:p>
          </table:table-cell>
          <table:table-cell table:formula="of:=LEN([.A168])-LEN(SUBSTITUTE([.A16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1])-LEN(SUBSTITUTE([.A17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4:09:34.537796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4:40:09.667810869</dc:date>
    <meta:editing-duration>PT7H27M45S</meta:editing-duration>
    <meta:editing-cycles>224</meta:editing-cycles>
    <meta:generator>LibreOffice/6.0.6.2$Linux_X86_64 LibreOffice_project/00$Build-2</meta:generator>
    <meta:document-statistic meta:table-count="1" meta:cell-count="1531" meta:object-count="0"/>
  </office:meta>
</office:document-meta>
</file>